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T1" style:family="text">
      <style:text-properties officeooo:rsid="001f3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「さて、行くとしますか。」</text:p>
      <text:p text:style-name="Standard"/>
      <text:p text:style-name="Standard">僕はいつものように、カブに火を入れてゆっくりと走りだす。</text:p>
      <text:p text:style-name="Standard">いつもと違うのはただ一つ、目的地が最初から決まっている事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3:58:50.297254520</meta:creation-date>
    <dc:date>2018-05-14T00:04:21.557079895</dc:date>
    <meta:editing-duration>PT5M31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3" meta:word-count="70" meta:character-count="70" meta:non-whitespace-character-count="70"/>
  </office:meta>
</office:document-meta>
</file>